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solid" draw:fill-color="#ccffff"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3deb3d" draw:textarea-horizontal-align="center" draw:textarea-vertical-align="middle"/>
    </style:style>
    <style:style style:name="gr5" style:family="graphic" style:parent-style-name="standard">
      <style:graphic-properties draw:fill="solid" draw:fill-color="#ff8080" draw:textarea-horizontal-align="center" draw:textarea-vertical-align="middle"/>
    </style:style>
    <style:style style:name="gr6" style:family="graphic" style:parent-style-name="standard">
      <style:graphic-properties draw:marker-start="Arrow" draw:marker-end="" draw:marker-end-width="0.3cm" draw:fill="solid" draw:fill-color="#ff8080" draw:textarea-horizontal-align="center" draw:textarea-vertical-align="middle"/>
    </style:style>
    <style:style style:name="gr7" style:family="graphic" style:parent-style-name="standard">
      <style:graphic-properties draw:fill="solid" draw:fill-color="#e6e64c" draw:textarea-horizontal-align="center" draw:textarea-vertical-align="middle"/>
    </style:style>
    <style:style style:name="gr8" style:family="graphic" style:parent-style-name="standard">
      <style:graphic-properties draw:marker-start="Arrow" draw:marker-end="" draw:marker-end-width="0.3cm" draw:fill="solid" draw:fill-color="#e6e64c" draw:textarea-horizontal-align="center" draw:textarea-vertical-align="middle"/>
    </style:style>
    <style:style style:name="gr9" style:family="graphic" style:parent-style-name="standard">
      <style:graphic-properties draw:marker-end="Arrow" draw:marker-end-width="0.3cm" draw:fill="solid" draw:fill-color="#e6e64c" draw:textarea-horizontal-align="center" draw:textarea-vertical-align="middle"/>
    </style:style>
    <style:style style:name="gr10" style:family="graphic" style:parent-style-name="standard">
      <style:graphic-properties draw:marker-end="Arrow" draw:marker-end-width="0.3cm" draw:fill="solid" draw:fill-color="#ff808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rect draw:style-name="gr1" draw:text-style-name="P1" draw:layer="layout" svg:width="22.5cm" svg:height="14cm" svg:x="4.135cm" svg:y="3.135cm">
          <draw:glue-point draw:id="4" svg:x="-1.875cm" svg:y="1.8cm"/>
          <draw:glue-point draw:id="5" svg:x="-2.187cm" svg:y="-1.8cm"/>
          <text:p text:style-name="P2"/>
        </draw:rect>
        <draw:custom-shape draw:style-name="gr2" draw:text-style-name="P1" draw:layer="layout" svg:width="10cm" svg:height="7cm" svg:x="17.135cm" svg:y="10.135cm">
          <text:p text:style-name="P2"/>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10.5cm" svg:height="7cm" svg:x="16.635cm" svg:y="3.135cm">
          <text:p text:style-name="P2"/>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 draw:text-style-name="P2" draw:layer="layout" svg:width="5.303cm" svg:height="1.043cm" svg:x="12.832cm" svg:y="1.092cm">
          <draw:text-box>
            <text:p text:style-name="P2">DeStar/Asterisk PBX</text:p>
          </draw:text-box>
        </draw:frame>
        <draw:rect draw:style-name="gr4" draw:text-style-name="P3" draw:id="id5" draw:layer="layout" svg:width="4cm" svg:height="2cm" svg:x="10.635cm" svg:y="7.085cm">
          <draw:glue-point draw:id="4" svg:x="-5cm" svg:y="2.5cm"/>
          <text:p text:style-name="P3">DID B</text:p>
          <text:p text:style-name="P3">e.g.: 002</text:p>
        </draw:rect>
        <draw:rect draw:style-name="gr4" draw:text-style-name="P3" draw:id="id1" draw:layer="layout" svg:width="3.8cm" svg:height="2.217cm" svg:x="10.635cm" svg:y="3.735cm">
          <draw:glue-point draw:id="4" svg:x="-5cm" svg:y="2.5cm" draw:escape-direction="left"/>
          <draw:glue-point draw:id="5" svg:x="-5cm" svg:y="-2.5cm"/>
          <text:p text:style-name="P3">DID A</text:p>
          <text:p text:style-name="P3">e.g.: 001</text:p>
        </draw:rect>
        <draw:rect draw:style-name="gr5" draw:text-style-name="P3" draw:id="id4" draw:layer="layout" svg:width="4cm" svg:height="2.5cm" svg:x="3.235cm" svg:y="13.985cm">
          <text:p text:style-name="P3">Trunk C</text:p>
          <text:p text:style-name="P3">e.g.: Trunk SIP</text:p>
        </draw:rect>
        <draw:rect draw:style-name="gr5" draw:text-style-name="P3" draw:id="id2" draw:layer="layout" svg:width="4cm" svg:height="2.5cm" svg:x="3.235cm" svg:y="5.385cm">
          <draw:glue-point draw:id="4" svg:x="5cm" svg:y="-3cm"/>
          <text:p text:style-name="P3">Trunk A</text:p>
          <text:p text:style-name="P3">e.g.: Trunk ZAP</text:p>
        </draw:rect>
        <draw:rect draw:style-name="gr5" draw:text-style-name="P3" draw:id="id9" draw:layer="layout" svg:width="4cm" svg:height="2.5cm" svg:x="3.135cm" svg:y="10.185cm">
          <draw:glue-point draw:id="4" svg:x="5cm" svg:y="-3cm"/>
          <text:p text:style-name="P3">Trunk B</text:p>
          <text:p text:style-name="P3">e.g.: Trunk IAX</text:p>
        </draw:rect>
        <draw:connector draw:style-name="gr6" draw:text-style-name="P1" draw:layer="layout" draw:line-skew="-0.3cm" svg:x1="10.635cm" svg:y1="4.843cm" svg:x2="7.235cm" svg:y2="5.885cm" draw:start-shape="id1" draw:start-glue-point="3" draw:end-shape="id2" draw:end-glue-point="4">
          <text:p text:style-name="P2"/>
        </draw:connector>
        <draw:connector draw:style-name="gr6" draw:text-style-name="P1" draw:layer="layout" svg:x1="10.335cm" svg:y1="15.235cm" svg:x2="7.235cm" svg:y2="15.235cm" draw:start-shape="id3" draw:start-glue-point="3" draw:end-shape="id4" draw:end-glue-point="1">
          <text:p text:style-name="P2"/>
        </draw:connector>
        <draw:frame draw:style-name="gr3" draw:text-style-name="P2" draw:layer="layout" svg:width="6.238cm" svg:height="1.043cm" svg:x="12.435cm" svg:y="2.092cm">
          <draw:text-box>
            <text:p text:style-name="P2">Incoming Calls Rationale</text:p>
          </draw:text-box>
        </draw:frame>
        <draw:connector draw:style-name="gr6" draw:text-style-name="P1" draw:layer="layout" draw:line-skew="-0.35cm" svg:x1="10.635cm" svg:y1="8.085cm" svg:x2="7.235cm" svg:y2="6.635cm" draw:start-shape="id5" draw:start-glue-point="3" draw:end-shape="id2" draw:end-glue-point="1">
          <text:p text:style-name="P2"/>
        </draw:connector>
        <draw:ellipse draw:style-name="gr7" draw:text-style-name="P3" draw:id="id6" draw:layer="layout" svg:width="5cm" svg:height="2.5cm" svg:x="18.935cm" svg:y="3.593cm">
          <text:p text:style-name="P3">Auto Attendant A</text:p>
        </draw:ellipse>
        <draw:ellipse draw:style-name="gr7" draw:text-style-name="P3" draw:id="id10" draw:layer="layout" svg:width="5cm" svg:height="2.5cm" svg:x="18.635cm" svg:y="13.985cm">
          <text:p text:style-name="P3">Phone C</text:p>
          <text:p text:style-name="P3">e.g.: SIP Phone</text:p>
        </draw:ellipse>
        <draw:ellipse draw:style-name="gr7" draw:text-style-name="P3" draw:id="id8" draw:layer="layout" svg:width="5cm" svg:height="2.5cm" svg:x="18.635cm" svg:y="10.185cm">
          <text:p text:style-name="P3">Call Queue A</text:p>
        </draw:ellipse>
        <draw:ellipse draw:style-name="gr7" draw:text-style-name="P3" draw:id="id7" draw:layer="layout" svg:width="5cm" svg:height="2.5cm" svg:x="18.935cm" svg:y="6.835cm">
          <text:p text:style-name="P3">Phone A</text:p>
          <text:p text:style-name="P3">e.g.: SIP Phone</text:p>
        </draw:ellipse>
        <draw:rect draw:style-name="gr4" draw:text-style-name="P3" draw:id="id3" draw:layer="layout" svg:width="4.8cm" svg:height="2.8cm" svg:x="10.335cm" svg:y="13.835cm">
          <draw:glue-point draw:id="4" svg:x="-5cm" svg:y="2.5cm" draw:escape-direction="left"/>
          <draw:glue-point draw:id="5" svg:x="-5cm" svg:y="-2.5cm"/>
          <text:p text:style-name="P3">DID D</text:p>
          <text:p text:style-name="P3">e.g.:001</text:p>
        </draw:rect>
        <draw:connector draw:style-name="gr8" draw:text-style-name="P1" draw:layer="layout" draw:type="line" svg:x1="18.935cm" svg:y1="4.843cm" svg:x2="14.435cm" svg:y2="4.843cm" draw:start-shape="id6" draw:start-glue-point="3" draw:end-shape="id1" draw:end-glue-point="1">
          <text:p text:style-name="P2"/>
        </draw:connector>
        <draw:connector draw:style-name="gr8" draw:text-style-name="P1" draw:layer="layout" draw:type="line" svg:x1="21.435cm" svg:y1="6.835cm" svg:x2="21.435cm" svg:y2="6.093cm" draw:start-shape="id7" draw:start-glue-point="0" draw:end-shape="id6" draw:end-glue-point="2">
          <text:p text:style-name="P2"/>
        </draw:connector>
        <draw:connector draw:style-name="gr8" draw:text-style-name="P1" draw:layer="layout" draw:type="line" svg:x1="18.935cm" svg:y1="8.085cm" svg:x2="14.635cm" svg:y2="8.085cm" draw:start-shape="id7" draw:start-glue-point="3" draw:end-shape="id5" draw:end-glue-point="1">
          <text:p text:style-name="P2"/>
        </draw:connector>
        <draw:frame draw:style-name="gr3" draw:text-style-name="P2" draw:layer="layout" svg:width="3.647cm" svg:height="1.043cm" svg:x="22.988cm" svg:y="6.135cm">
          <draw:text-box>
            <text:p text:style-name="P2">Virtual PBX A</text:p>
          </draw:text-box>
        </draw:frame>
        <draw:frame draw:style-name="gr3" draw:text-style-name="P2" draw:layer="layout" svg:width="3.647cm" svg:height="1.043cm" svg:x="22.988cm" svg:y="13.135cm">
          <draw:text-box>
            <text:p text:style-name="P2">Virtual PBX B</text:p>
          </draw:text-box>
        </draw:frame>
        <draw:connector draw:style-name="gr8" draw:text-style-name="P1" draw:layer="layout" draw:type="line" svg:x1="18.635cm" svg:y1="11.435cm" svg:x2="15.135cm" svg:y2="15.235cm" draw:start-shape="id8" draw:start-glue-point="3" draw:end-shape="id3" draw:end-glue-point="1">
          <text:p text:style-name="P2"/>
        </draw:connector>
        <draw:connector draw:style-name="gr8" draw:text-style-name="P1" draw:layer="layout" draw:type="line" svg:x1="18.635cm" svg:y1="11.435cm" svg:x2="7.135cm" svg:y2="11.435cm" draw:start-shape="id8" draw:start-glue-point="3" draw:end-shape="id9" draw:end-glue-point="1">
          <text:p text:style-name="P2"/>
        </draw:connector>
        <draw:connector draw:style-name="gr9" draw:text-style-name="P1" draw:layer="layout" draw:type="line" svg:x1="21.135cm" svg:y1="12.685cm" svg:x2="21.135cm" svg:y2="13.985cm" draw:start-shape="id8" draw:start-glue-point="2" draw:end-shape="id10" draw:end-glue-point="0">
          <text:p text:style-name="P2"/>
        </draw:connector>
      </draw:page>
      <draw:page draw:name="page2" draw:style-name="dp1" draw:master-page-name="Predeterminado">
        <draw:rect draw:style-name="gr1" draw:text-style-name="P1" draw:layer="layout" svg:width="22.5cm" svg:height="14cm" svg:x="4.135cm" svg:y="3.135cm">
          <draw:glue-point draw:id="4" svg:x="-1.875cm" svg:y="1.8cm"/>
          <draw:glue-point draw:id="5" svg:x="-2.187cm" svg:y="-1.8cm"/>
          <text:p text:style-name="P2"/>
        </draw:rect>
        <draw:custom-shape draw:style-name="gr2" draw:text-style-name="P1" draw:layer="layout" svg:width="10cm" svg:height="7cm" svg:x="17.135cm" svg:y="10.135cm">
          <text:p text:style-name="P2"/>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10.5cm" svg:height="7cm" svg:x="16.635cm" svg:y="3.135cm">
          <text:p text:style-name="P2"/>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 draw:layer="layout" svg:width="5.303cm" svg:height="1.043cm" svg:x="12.832cm" svg:y="0.992cm">
          <draw:text-box>
            <text:p text:style-name="P2">DeStar/Asterisk PBX</text:p>
          </draw:text-box>
        </draw:frame>
        <draw:rect draw:style-name="gr4" draw:text-style-name="P3" draw:id="id15" draw:layer="layout" svg:width="4cm" svg:height="2cm" svg:x="10.735cm" svg:y="9.435cm">
          <draw:glue-point draw:id="4" svg:x="-5cm" svg:y="2.5cm"/>
          <text:p text:style-name="P3">Dialout A</text:p>
          <text:p text:style-name="P3">e.g.: Local</text:p>
        </draw:rect>
        <draw:rect draw:style-name="gr4" draw:text-style-name="P3" draw:id="id11" draw:layer="layout" svg:width="4.8cm" svg:height="2.8cm" svg:x="10.335cm" svg:y="5.235cm">
          <draw:glue-point draw:id="4" svg:x="-5cm" svg:y="2.5cm" draw:escape-direction="left"/>
          <draw:glue-point draw:id="5" svg:x="-5cm" svg:y="-2.5cm"/>
          <text:p text:style-name="P3">Dialout B</text:p>
          <text:p text:style-name="P3">e.g.: Long-distance</text:p>
          <text:p text:style-name="P3">VPBX A</text:p>
        </draw:rect>
        <draw:rect draw:style-name="gr5" draw:text-style-name="P1" draw:id="id14" draw:layer="layout" svg:width="4cm" svg:height="2.5cm" svg:x="3.235cm" svg:y="12.385cm">
          <text:p text:style-name="P3">Trunk C</text:p>
          <text:p text:style-name="P3">e.g.: Trunk SIP</text:p>
        </draw:rect>
        <draw:rect draw:style-name="gr5" draw:text-style-name="P1" draw:id="id12" draw:layer="layout" svg:width="4cm" svg:height="2.5cm" svg:x="3.235cm" svg:y="5.385cm">
          <draw:glue-point draw:id="4" svg:x="5cm" svg:y="-3cm"/>
          <text:p text:style-name="P3">Trunk B</text:p>
          <text:p text:style-name="P3">e.g.: Trunk IAX</text:p>
        </draw:rect>
        <draw:rect draw:style-name="gr5" draw:text-style-name="P1" draw:id="id16" draw:layer="layout" svg:width="4cm" svg:height="2.5cm" svg:x="3.135cm" svg:y="9.135cm">
          <draw:glue-point draw:id="4" svg:x="5cm" svg:y="-3cm"/>
          <text:p text:style-name="P3">Trunk A</text:p>
          <text:p text:style-name="P3">e.g.: Trunk ZAP</text:p>
        </draw:rect>
        <draw:connector draw:style-name="gr10" draw:text-style-name="P1" draw:layer="layout" draw:line-skew="0.35cm" svg:x1="10.335cm" svg:y1="6.635cm" svg:x2="7.235cm" svg:y2="5.885cm" draw:start-shape="id11" draw:start-glue-point="3" draw:end-shape="id12" draw:end-glue-point="4">
          <text:p text:style-name="P2"/>
        </draw:connector>
        <draw:connector draw:style-name="gr10" draw:text-style-name="P1" draw:layer="layout" svg:x1="10.335cm" svg:y1="13.635cm" svg:x2="7.235cm" svg:y2="13.635cm" draw:start-shape="id13" draw:start-glue-point="3" draw:end-shape="id14" draw:end-glue-point="1">
          <text:p text:style-name="P2"/>
        </draw:connector>
        <draw:frame draw:style-name="gr3" draw:layer="layout" svg:width="6.238cm" svg:height="1.043cm" svg:x="12.535cm" svg:y="1.992cm">
          <draw:text-box>
            <text:p text:style-name="P2">Outgoing Calls Rationale</text:p>
          </draw:text-box>
        </draw:frame>
        <draw:connector draw:style-name="gr10" draw:text-style-name="P1" draw:layer="layout" draw:line-skew="-0.35cm" svg:x1="10.735cm" svg:y1="10.435cm" svg:x2="7.235cm" svg:y2="6.635cm" draw:start-shape="id15" draw:start-glue-point="3" draw:end-shape="id12" draw:end-glue-point="1">
          <text:p text:style-name="P2"/>
        </draw:connector>
        <draw:connector draw:style-name="gr10" draw:text-style-name="P1" draw:layer="layout" draw:line-skew="-0.8cm" svg:x1="10.735cm" svg:y1="10.935cm" svg:x2="7.135cm" svg:y2="9.635cm" draw:start-shape="id15" draw:start-glue-point="4" draw:end-shape="id16" draw:end-glue-point="4">
          <text:p text:style-name="P2"/>
        </draw:connector>
        <draw:ellipse draw:style-name="gr7" draw:text-style-name="P1" draw:layer="layout" svg:width="5cm" svg:height="2.5cm" svg:x="18.735cm" svg:y="4.135cm">
          <text:p text:style-name="P3">Phone A</text:p>
          <text:p text:style-name="P3">e.g.: SIP Phone</text:p>
        </draw:ellipse>
        <draw:ellipse draw:style-name="gr7" draw:text-style-name="P1" draw:id="id19" draw:layer="layout" svg:width="5cm" svg:height="2.5cm" svg:x="18.635cm" svg:y="10.935cm">
          <text:p text:style-name="P3">Phone C</text:p>
          <text:p text:style-name="P3">e.g.: SIP Phone</text:p>
        </draw:ellipse>
        <draw:ellipse draw:style-name="gr7" draw:text-style-name="P1" draw:id="id20" draw:layer="layout" svg:width="5cm" svg:height="2.5cm" svg:x="18.635cm" svg:y="13.835cm">
          <text:p text:style-name="P3">Phone D</text:p>
          <text:p text:style-name="P3">e.g.: IAX Phone</text:p>
        </draw:ellipse>
        <draw:ellipse draw:style-name="gr7" draw:text-style-name="P1" draw:id="id18" draw:layer="layout" svg:width="5cm" svg:height="2.5cm" svg:x="18.935cm" svg:y="7.035cm">
          <text:p text:style-name="P3">Phone B</text:p>
          <text:p text:style-name="P3">e.g.: ZAP Phone</text:p>
        </draw:ellipse>
        <draw:rect draw:style-name="gr4" draw:text-style-name="P3" draw:id="id13" draw:layer="layout" svg:width="4.8cm" svg:height="2.8cm" svg:x="10.335cm" svg:y="12.235cm">
          <draw:glue-point draw:id="4" svg:x="-5cm" svg:y="2.5cm" draw:escape-direction="left"/>
          <draw:glue-point draw:id="5" svg:x="-5cm" svg:y="-2.5cm"/>
          <text:p text:style-name="P3">Dialout C</text:p>
          <text:p text:style-name="P3">e.g.: Long-distance</text:p>
          <text:p text:style-name="P3">VPBX B</text:p>
        </draw:rect>
        <draw:connector draw:style-name="gr9" draw:text-style-name="P1" draw:id="id17" draw:layer="layout" draw:type="line" svg:x1="18.635cm" svg:y1="5.385cm" svg:x2="15.135cm" svg:y2="6.635cm" draw:end-shape="id11" draw:end-glue-point="1">
          <text:p text:style-name="P2"/>
        </draw:connector>
        <draw:connector draw:style-name="gr9" draw:text-style-name="P1" draw:layer="layout" draw:type="line" svg:x1="18.635cm" svg:y1="5.385cm" svg:x2="14.735cm" svg:y2="10.435cm" draw:start-shape="id17" draw:start-glue-point="2" draw:end-shape="id15" draw:end-glue-point="1">
          <text:p text:style-name="P2"/>
        </draw:connector>
        <draw:connector draw:style-name="gr9" draw:text-style-name="P1" draw:layer="layout" draw:type="line" svg:x1="18.935cm" svg:y1="8.285cm" svg:x2="14.735cm" svg:y2="10.435cm" draw:start-shape="id18" draw:start-glue-point="3" draw:end-shape="id15" draw:end-glue-point="1">
          <text:p text:style-name="P2"/>
        </draw:connector>
        <draw:connector draw:style-name="gr9" draw:text-style-name="P1" draw:layer="layout" draw:type="line" svg:x1="18.635cm" svg:y1="12.185cm" svg:x2="14.735cm" svg:y2="10.435cm" draw:start-shape="id19" draw:start-glue-point="3" draw:end-shape="id15">
          <text:p text:style-name="P2"/>
        </draw:connector>
        <draw:frame draw:style-name="gr3" draw:layer="layout" svg:width="3.647cm" svg:height="1.043cm" svg:x="22.988cm" svg:y="6.135cm">
          <draw:text-box>
            <text:p text:style-name="P2">Virtual PBX A</text:p>
          </draw:text-box>
        </draw:frame>
        <draw:frame draw:style-name="gr3" draw:layer="layout" svg:width="3.647cm" svg:height="1.043cm" svg:x="22.988cm" svg:y="13.135cm">
          <draw:text-box>
            <text:p text:style-name="P2">Virtual PBX B</text:p>
          </draw:text-box>
        </draw:frame>
        <draw:connector draw:style-name="gr9" draw:text-style-name="P1" draw:layer="layout" draw:type="line" svg:x1="18.635cm" svg:y1="15.085cm" svg:x2="15.135cm" svg:y2="13.635cm" draw:start-shape="id20" draw:start-glue-point="3" draw:end-shape="id13" draw:end-glue-point="1">
          <text:p text:style-name="P2"/>
        </draw:connector>
        <draw:connector draw:style-name="gr9" draw:text-style-name="P1" draw:layer="layout" draw:type="line" svg:x1="18.635cm" svg:y1="12.185cm" svg:x2="15.135cm" svg:y2="13.635cm" draw:start-shape="id19" draw:start-glue-point="3" draw:end-shape="id13" draw:end-glue-point="1">
          <text:p text:style-name="P2"/>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s" fo:country="CO"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9.7cm" fo:page-height="20.99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6-08-30T10:40:48</meta:creation-date>
    <dc:date>2006-09-03T01:28:36</dc:date>
    <dc:language>es-CO</dc:language>
    <meta:editing-cycles>8</meta:editing-cycles>
    <meta:editing-duration>PT1H9M41S</meta:editing-duration>
    <meta:user-defined meta:name="Info 1"/>
    <meta:user-defined meta:name="Info 2"/>
    <meta:user-defined meta:name="Info 3"/>
    <meta:user-defined meta:name="Info 4"/>
    <meta:document-statistic meta:object-count="53"/>
  </office:meta>
</office:document-meta>
</file>